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ONTELUIS, EDSON JAI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3956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ONTELUIS, EDSON JAI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3956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7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28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6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6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65212299</text:span></text:p>
          </table:table-cell>
          <table:table-cell table:style-name="Tabla2.A2" office:value-type="string">
            <text:p text:style-name="P4"><text:span text:style-name="T5">1434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58:44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